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P1" style:family="paragraph" style:parent-style-name="Standard">
      <style:text-properties officeooo:rsid="001c5cff" officeooo:paragraph-rsid="001c5cff"/>
    </style:style>
    <style:style style:name="P2" style:family="paragraph" style:parent-style-name="Standard">
      <style:text-properties officeooo:paragraph-rsid="001c5cff"/>
    </style:style>
    <style:style style:name="P3" style:family="paragraph" style:parent-style-name="Standard">
      <style:text-properties officeooo:paragraph-rsid="0020655b"/>
    </style:style>
    <style:style style:name="P4" style:family="paragraph" style:parent-style-name="Standard">
      <style:text-properties officeooo:rsid="0023292c" officeooo:paragraph-rsid="0023292c"/>
    </style:style>
    <style:style style:name="P5" style:family="paragraph" style:parent-style-name="Standard">
      <style:text-properties officeooo:rsid="0023292c" officeooo:paragraph-rsid="00247cfc"/>
    </style:style>
    <style:style style:name="P6" style:family="paragraph" style:parent-style-name="Standard">
      <style:text-properties officeooo:rsid="0023292c" officeooo:paragraph-rsid="0026300a"/>
    </style:style>
    <style:style style:name="P7" style:family="paragraph" style:parent-style-name="Standard">
      <style:text-properties officeooo:rsid="0023292c" officeooo:paragraph-rsid="002aa5f0"/>
    </style:style>
    <style:style style:name="P8" style:family="paragraph" style:parent-style-name="Standard">
      <style:text-properties fo:font-size="20pt" officeooo:rsid="0023292c" officeooo:paragraph-rsid="0023292c" style:font-size-asian="20pt" style:font-size-complex="20pt"/>
    </style:style>
    <style:style style:name="P9" style:family="paragraph" style:parent-style-name="Standard">
      <style:text-properties fo:font-size="20pt" officeooo:rsid="0023292c" officeooo:paragraph-rsid="002aa5f0" style:font-size-asian="20pt" style:font-size-complex="20pt"/>
    </style:style>
    <style:style style:name="P10" style:family="paragraph" style:parent-style-name="Standard">
      <style:text-properties fo:font-size="20pt" officeooo:rsid="0023292c" officeooo:paragraph-rsid="005d0ceb" style:font-size-asian="20pt" style:font-size-complex="20pt"/>
    </style:style>
    <style:style style:name="P11" style:family="paragraph" style:parent-style-name="Standard">
      <style:text-properties fo:font-size="20pt" officeooo:rsid="0023292c" officeooo:paragraph-rsid="005d12d6" style:font-size-asian="20pt" style:font-size-complex="20pt"/>
    </style:style>
    <style:style style:name="P12" style:family="paragraph" style:parent-style-name="Standard">
      <style:text-properties fo:font-size="17.1000003814697pt" officeooo:rsid="0023292c" officeooo:paragraph-rsid="0023292c" style:font-size-asian="15pt" style:font-size-complex="17.1000003814697pt"/>
    </style:style>
    <style:style style:name="P13" style:family="paragraph" style:parent-style-name="Standard">
      <style:text-properties fo:font-size="17.1000003814697pt" officeooo:rsid="0023292c" officeooo:paragraph-rsid="002aa5f0" style:font-size-asian="15pt" style:font-size-complex="17.1000003814697pt"/>
    </style:style>
    <style:style style:name="P14" style:family="paragraph" style:parent-style-name="Standard">
      <style:text-properties fo:font-size="17.1000003814697pt" officeooo:rsid="0023292c" officeooo:paragraph-rsid="004e587c" style:font-size-asian="15pt" style:font-size-complex="17.1000003814697pt"/>
    </style:style>
    <style:style style:name="P15" style:family="paragraph" style:parent-style-name="Standard">
      <style:text-properties fo:font-size="17.1000003814697pt" officeooo:rsid="0023292c" officeooo:paragraph-rsid="005e9c7e" style:font-size-asian="15pt" style:font-size-complex="17.1000003814697pt"/>
    </style:style>
    <style:style style:name="P16" style:family="paragraph" style:parent-style-name="Standard">
      <style:text-properties fo:font-size="12pt" officeooo:rsid="0023292c" officeooo:paragraph-rsid="0023292c" style:font-size-asian="12pt" style:font-size-complex="12pt"/>
    </style:style>
    <style:style style:name="P17" style:family="paragraph" style:parent-style-name="Standard">
      <style:text-properties fo:font-size="15pt" officeooo:rsid="0023292c" officeooo:paragraph-rsid="0023292c" style:font-size-asian="15pt" style:font-size-complex="15pt"/>
    </style:style>
    <style:style style:name="P18" style:family="paragraph" style:parent-style-name="Standard">
      <style:text-properties fo:font-size="15pt" officeooo:rsid="0023292c" officeooo:paragraph-rsid="00247cfc" style:font-size-asian="15pt" style:font-size-complex="15pt"/>
    </style:style>
    <style:style style:name="P19" style:family="paragraph" style:parent-style-name="Standard">
      <style:text-properties fo:font-size="15pt" officeooo:rsid="0023292c" officeooo:paragraph-rsid="002aa5f0" style:font-size-asian="15pt" style:font-size-complex="15pt"/>
    </style:style>
    <style:style style:name="P20" style:family="paragraph" style:parent-style-name="Standard">
      <style:text-properties fo:font-size="15pt" officeooo:rsid="0023292c" officeooo:paragraph-rsid="002c6d54" style:font-size-asian="15pt" style:font-size-complex="15pt"/>
    </style:style>
    <style:style style:name="P21" style:family="paragraph" style:parent-style-name="Standard">
      <style:text-properties fo:font-size="15pt" officeooo:rsid="0023292c" officeooo:paragraph-rsid="002cbab0" style:font-size-asian="15pt" style:font-size-complex="15pt"/>
    </style:style>
    <style:style style:name="P22" style:family="paragraph" style:parent-style-name="Standard">
      <style:text-properties officeooo:rsid="00247cfc" officeooo:paragraph-rsid="00247cfc"/>
    </style:style>
    <style:style style:name="P23" style:family="paragraph" style:parent-style-name="Standard">
      <style:text-properties officeooo:rsid="00247cfc" officeooo:paragraph-rsid="00253e52"/>
    </style:style>
    <style:style style:name="P24" style:family="paragraph" style:parent-style-name="Standard">
      <style:text-properties fo:font-size="10.5pt" officeooo:rsid="0023292c" officeooo:paragraph-rsid="002aa5f0" style:font-size-asian="10.5pt" style:font-size-complex="10.5pt"/>
    </style:style>
    <style:style style:name="P25" style:family="paragraph" style:parent-style-name="Standard">
      <style:text-properties fo:font-size="10.5pt" officeooo:rsid="0023292c" officeooo:paragraph-rsid="002c6d54" style:font-size-asian="10.5pt" style:font-size-complex="10.5pt"/>
    </style:style>
    <style:style style:name="P26" style:family="paragraph" style:parent-style-name="Standard">
      <style:text-properties fo:font-size="13pt" officeooo:rsid="0023292c" officeooo:paragraph-rsid="002aa5f0" style:font-size-asian="13pt" style:font-size-complex="13pt"/>
    </style:style>
    <style:style style:name="P27" style:family="paragraph" style:parent-style-name="Standard">
      <style:text-properties fo:font-size="13pt" officeooo:rsid="0023292c" officeooo:paragraph-rsid="002c6d54" style:font-size-asian="13pt" style:font-size-complex="13pt"/>
    </style:style>
    <style:style style:name="P28" style:family="paragraph" style:parent-style-name="Standard">
      <style:text-properties fo:font-size="13pt" officeooo:rsid="0023292c" officeooo:paragraph-rsid="00328ec1" style:font-size-asian="13pt" style:font-size-complex="13pt"/>
    </style:style>
    <style:style style:name="P29" style:family="paragraph" style:parent-style-name="Standard">
      <style:text-properties fo:font-size="13pt" officeooo:rsid="0023292c" officeooo:paragraph-rsid="003da8a2" style:font-size-asian="13pt" style:font-size-complex="13pt"/>
    </style:style>
    <style:style style:name="P30" style:family="paragraph" style:parent-style-name="Standard">
      <style:text-properties fo:font-size="13pt" officeooo:rsid="0023292c" officeooo:paragraph-rsid="004e587c" style:font-size-asian="13pt" style:font-size-complex="13pt"/>
    </style:style>
    <style:style style:name="P31" style:family="paragraph" style:parent-style-name="Standard">
      <style:text-properties fo:font-size="13pt" officeooo:rsid="0023292c" officeooo:paragraph-rsid="005a8b39" style:font-size-asian="13pt" style:font-size-complex="13pt"/>
    </style:style>
    <style:style style:name="P32" style:family="paragraph" style:parent-style-name="Standard">
      <style:text-properties fo:font-size="13pt" officeooo:rsid="0023292c" officeooo:paragraph-rsid="005c4809" style:font-size-asian="13pt" style:font-size-complex="13pt"/>
    </style:style>
    <style:style style:name="P33" style:family="paragraph" style:parent-style-name="Standard">
      <style:text-properties fo:font-size="13pt" officeooo:rsid="0023292c" officeooo:paragraph-rsid="005e9c7e" style:font-size-asian="13pt" style:font-size-complex="13pt"/>
    </style:style>
    <style:style style:name="P34" style:family="paragraph" style:parent-style-name="Standard">
      <style:text-properties fo:font-size="13pt" officeooo:rsid="0023292c" officeooo:paragraph-rsid="00626436" style:font-size-asian="13pt" style:font-size-complex="13pt"/>
    </style:style>
    <style:style style:name="P35" style:family="paragraph" style:parent-style-name="Standard">
      <style:text-properties fo:font-size="13pt" officeooo:rsid="0023292c" officeooo:paragraph-rsid="00687b18" style:font-size-asian="13pt" style:font-size-complex="13pt"/>
    </style:style>
    <style:style style:name="P36" style:family="paragraph" style:parent-style-name="Standard">
      <style:text-properties fo:font-size="10pt" officeooo:rsid="0023292c" officeooo:paragraph-rsid="002c6d54" style:font-size-asian="10pt" style:font-size-complex="10pt"/>
    </style:style>
    <style:style style:name="P37" style:family="paragraph" style:parent-style-name="Standard">
      <style:text-properties fo:font-size="10pt" officeooo:rsid="0023292c" officeooo:paragraph-rsid="00328ec1" style:font-size-asian="10pt" style:font-size-complex="10pt"/>
    </style:style>
    <style:style style:name="P38" style:family="paragraph" style:parent-style-name="Standard">
      <style:text-properties fo:font-size="10pt" officeooo:rsid="0023292c" officeooo:paragraph-rsid="0035d3bf" style:font-size-asian="10pt" style:font-size-complex="10pt"/>
    </style:style>
    <style:style style:name="P39" style:family="paragraph" style:parent-style-name="Standard">
      <style:text-properties fo:font-size="10pt" officeooo:rsid="0023292c" officeooo:paragraph-rsid="004fbfb2" style:font-size-asian="10pt" style:font-size-complex="10pt"/>
    </style:style>
    <style:style style:name="P40" style:family="paragraph" style:parent-style-name="Standard">
      <style:text-properties fo:font-size="10pt" officeooo:rsid="0023292c" officeooo:paragraph-rsid="005a8b39" style:font-size-asian="10pt" style:font-size-complex="10pt"/>
    </style:style>
    <style:style style:name="P41" style:family="paragraph" style:parent-style-name="Standard">
      <style:text-properties fo:font-size="10pt" officeooo:rsid="0023292c" officeooo:paragraph-rsid="005c4809" style:font-size-asian="10pt" style:font-size-complex="10pt"/>
    </style:style>
    <style:style style:name="P42" style:family="paragraph" style:parent-style-name="Standard">
      <style:text-properties fo:font-size="10pt" officeooo:rsid="0023292c" officeooo:paragraph-rsid="005e9c7e" style:font-size-asian="10pt" style:font-size-complex="10pt"/>
    </style:style>
    <style:style style:name="P43" style:family="paragraph" style:parent-style-name="Standard">
      <style:text-properties fo:font-size="10pt" officeooo:rsid="0023292c" officeooo:paragraph-rsid="00626436" style:font-size-asian="10pt" style:font-size-complex="10pt"/>
    </style:style>
    <style:style style:name="P44" style:family="paragraph" style:parent-style-name="Standard">
      <style:text-properties fo:font-size="10pt" officeooo:rsid="0023292c" officeooo:paragraph-rsid="00687b18" style:font-size-asian="10pt" style:font-size-complex="10pt"/>
    </style:style>
    <style:style style:name="P45" style:family="paragraph" style:parent-style-name="Standard">
      <style:text-properties fo:font-size="10pt" officeooo:rsid="003763c3" officeooo:paragraph-rsid="003763c3" style:font-size-asian="10pt" style:font-size-complex="10pt"/>
    </style:style>
    <style:style style:name="P46" style:family="paragraph" style:parent-style-name="Standard">
      <style:text-properties fo:font-size="10pt" officeooo:rsid="0038f489" officeooo:paragraph-rsid="0038f489" style:font-size-asian="10pt" style:font-size-complex="10pt"/>
    </style:style>
    <style:style style:name="P47" style:family="paragraph" style:parent-style-name="Standard">
      <style:text-properties fo:font-size="10pt" officeooo:rsid="0038f489" officeooo:paragraph-rsid="003da8a2" style:font-size-asian="10pt" style:font-size-complex="10pt"/>
    </style:style>
    <style:style style:name="P48" style:family="paragraph" style:parent-style-name="Standard">
      <style:text-properties fo:font-size="10pt" officeooo:rsid="003da8a2" officeooo:paragraph-rsid="003da8a2" style:font-size-asian="10pt" style:font-size-complex="10pt"/>
    </style:style>
    <style:style style:name="P49" style:family="paragraph" style:parent-style-name="Standard">
      <style:text-properties fo:font-size="10pt" officeooo:rsid="003da8a2" officeooo:paragraph-rsid="003fcb7a" style:font-size-asian="10pt" style:font-size-complex="10pt"/>
    </style:style>
    <style:style style:name="P50" style:family="paragraph" style:parent-style-name="Standard">
      <style:text-properties fo:font-size="10pt" officeooo:rsid="005a8b39" officeooo:paragraph-rsid="005a8b39" style:font-size-asian="10pt" style:font-size-complex="10pt"/>
    </style:style>
    <style:style style:name="P51" style:family="paragraph" style:parent-style-name="Standard">
      <style:text-properties fo:font-size="10pt" officeooo:rsid="005b0986" officeooo:paragraph-rsid="005b0986" style:font-size-asian="10pt" style:font-size-complex="10pt"/>
    </style:style>
    <style:style style:name="P52" style:family="paragraph" style:parent-style-name="Standard">
      <style:text-properties fo:font-size="10pt" officeooo:rsid="00687b18" officeooo:paragraph-rsid="00687b18" style:font-size-asian="10pt" style:font-size-complex="10pt"/>
    </style:style>
    <style:style style:name="P53" style:family="paragraph" style:parent-style-name="Standard">
      <style:text-properties fo:font-size="10pt" officeooo:rsid="00729b97" officeooo:paragraph-rsid="00729b97" style:font-size-asian="10pt" style:font-size-complex="10pt"/>
    </style:style>
    <style:style style:name="P54" style:family="paragraph" style:parent-style-name="Standard">
      <style:text-properties fo:font-size="10pt" officeooo:rsid="00729b97" officeooo:paragraph-rsid="007c365e" style:font-size-asian="10pt" style:font-size-complex="10pt"/>
    </style:style>
    <style:style style:name="P55" style:family="paragraph" style:parent-style-name="Standard">
      <style:text-properties fo:font-size="10pt" officeooo:rsid="00729b97" officeooo:paragraph-rsid="00816932" style:font-size-asian="10pt" style:font-size-complex="10pt"/>
    </style:style>
    <style:style style:name="P56" style:family="paragraph" style:parent-style-name="Standard">
      <style:text-properties fo:font-size="10pt" officeooo:rsid="00729b97" officeooo:paragraph-rsid="00883ee7" style:font-size-asian="10pt" style:font-size-complex="10pt"/>
    </style:style>
    <style:style style:name="T1" style:family="text">
      <style:text-properties officeooo:rsid="001c5cff"/>
    </style:style>
    <style:style style:name="T2" style:family="text">
      <style:text-properties officeooo:rsid="001c9f5e"/>
    </style:style>
    <style:style style:name="T3" style:family="text">
      <style:text-properties officeooo:rsid="001da34e"/>
    </style:style>
    <style:style style:name="T4" style:family="text">
      <style:text-properties fo:font-size="17.1000003814697pt" style:font-size-asian="15pt" style:font-size-complex="17.1000003814697pt"/>
    </style:style>
    <style:style style:name="T5" style:family="text">
      <style:text-properties officeooo:rsid="00247cfc"/>
    </style:style>
    <style:style style:name="T6" style:family="text">
      <style:text-properties officeooo:rsid="00253e52"/>
    </style:style>
    <style:style style:name="T7" style:family="text">
      <style:text-properties officeooo:rsid="0026300a"/>
    </style:style>
    <style:style style:name="T8" style:family="text">
      <style:text-properties officeooo:rsid="002aa5f0"/>
    </style:style>
    <style:style style:name="T9" style:family="text">
      <style:text-properties officeooo:rsid="002c6d54"/>
    </style:style>
    <style:style style:name="T10" style:family="text">
      <style:text-properties officeooo:rsid="00328ec1"/>
    </style:style>
    <style:style style:name="T11" style:family="text">
      <style:text-properties officeooo:rsid="00342d5e"/>
    </style:style>
    <style:style style:name="T12" style:family="text">
      <style:text-properties officeooo:rsid="003da8a2"/>
    </style:style>
    <style:style style:name="T13" style:family="text">
      <style:text-properties officeooo:rsid="003fcb7a"/>
    </style:style>
    <style:style style:name="T14" style:family="text">
      <style:text-properties officeooo:rsid="0044b973"/>
    </style:style>
    <style:style style:name="T15" style:family="text">
      <style:text-properties officeooo:rsid="00475d90"/>
    </style:style>
    <style:style style:name="T16" style:family="text">
      <style:text-properties officeooo:rsid="00491226"/>
    </style:style>
    <style:style style:name="T17" style:family="text">
      <style:text-properties officeooo:rsid="00492d20"/>
    </style:style>
    <style:style style:name="T18" style:family="text">
      <style:text-properties officeooo:rsid="004fed83"/>
    </style:style>
    <style:style style:name="T19" style:family="text">
      <style:text-properties officeooo:rsid="005a8b39"/>
    </style:style>
    <style:style style:name="T20" style:family="text">
      <style:text-properties officeooo:rsid="005c4809"/>
    </style:style>
    <style:style style:name="T21" style:family="text">
      <style:text-properties officeooo:rsid="005d0ceb"/>
    </style:style>
    <style:style style:name="T22" style:family="text">
      <style:text-properties officeooo:rsid="005d12d6"/>
    </style:style>
    <style:style style:name="T23" style:family="text">
      <style:text-properties officeooo:rsid="005e9c7e"/>
    </style:style>
    <style:style style:name="T24" style:family="text">
      <style:text-properties officeooo:rsid="00607fb7"/>
    </style:style>
    <style:style style:name="T25" style:family="text">
      <style:text-properties officeooo:rsid="00626436"/>
    </style:style>
    <style:style style:name="T26" style:family="text">
      <style:text-properties officeooo:rsid="00629365"/>
    </style:style>
    <style:style style:name="T27" style:family="text">
      <style:text-properties officeooo:rsid="006c6c38"/>
    </style:style>
    <style:style style:name="T28" style:family="text">
      <style:text-properties officeooo:rsid="006c9c2a"/>
    </style:style>
    <style:style style:name="T29" style:family="text">
      <style:text-properties officeooo:rsid="0070bc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필요한 기본요소</text:p>
      <text:p text:style-name="Standard"/>
      <text:p text:style-name="Standard"/>
      <text:p text:style-name="P3">* 게임 흐름 구성</text:p>
      <text:p text:style-name="Standard"/>
      <text:p text:style-name="Standard">* 시스템 요소</text:p>
      <text:p text:style-name="Standard">- 입력 및 작용 → 입력에 따른 반응</text:p>
      <text:p text:style-name="Standard">- 데이터 처리 → 인벤토리나 액터들 그리고 저장 정보</text:p>
      <text:p text:style-name="Standard">- 물리 시스템 → 충돌및 중력 처리</text:p>
      <text:p text:style-name="Standard">- 상태 및 버프</text:p>
      <text:p text:style-name="Standard"/>
      <text:p text:style-name="Standard">* 액터<text:span text:style-name="T1">(</text:span>캐릭터/아이템<text:span text:style-name="T1">)</text:span></text:p>
      <text:p text:style-name="P2">- 모델/애니메이션</text:p>
      <text:p text:style-name="P2">- 사운드</text:p>
      <text:p text:style-name="P2">- 캐릭터 핵심 구성 요소 <text:span text:style-name="T1">(인벤토리, 액터의 상태, NPC의 경우 행동양식 및 AI)</text:span></text:p>
      <text:p text:style-name="Standard">- 아이템 구성요소 <text:span text:style-name="T1">(작동 로직, 아이템 정보)</text:span></text:p>
      <text:p text:style-name="Standard"/>
      <text:p text:style-name="P1">* UI/UX</text:p>
      <text:p text:style-name="P1">- 플레이어 HUD (상태창<text:span text:style-name="T2">(체력이나 마나 등), </text:span><text:s/>미니맵)</text:p>
      <text:p text:style-name="P1">- 상호작용 UI (오브젝트 이름 창, 상호작용 키 표시)</text:p>
      <text:p text:style-name="P1">- 인터페이스 창 (인벤토리 창, 지도, 장비칸)</text:p>
      <text:p text:style-name="P1"/>
      <text:p text:style-name="P1">* 레벨 디자인</text:p>
      <text:p text:style-name="P1">- 전체 맵 디자인</text:p>
      <text:p text:style-name="P1">- 난이도 곡선</text:p>
      <text:p text:style-name="P1">- 맵의 배치및 구성 <text:span text:style-name="T3">+</text:span> 인터랙션이나 오브젝트 상호작용에 따른 변화 등</text:p>
      <text:p text:style-name="P1">- 환경 변화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8">1.게임 핵심 구성</text:p>
      <text:p text:style-name="P4"/>
      <text:p text:style-name="P21">* 장르</text:p>
      <text:p text:style-name="P4">익스트랙션 슈터의 요소를 일부 차용한 로그라이트 RPG ← 하지만 두 장르의 요소를 완벽하게 포함하고 있지 않음</text:p>
      <text:p text:style-name="P4">게임의 핵심 재미 요소는 플레이어가 자기가 구상한 컨셉에 맞게 성장하는것 <text:span text:style-name="T7">+</text:span> 로그라이트의 다양한 조합 시너지</text:p>
      <text:p text:style-name="P4"/>
      <text:p text:style-name="P17">*게임 사이클 및 플레이 구조</text:p>
      <text:p text:style-name="P4">게임은 마을과 던전으로 나뉘어 지며 마을에서 준비를 마친 뒤 던전에 입장하게 됨</text:p>
      <text:p text:style-name="P4"/>
      <text:p text:style-name="P4">던전에 입장해서 해당 던전을 클리어하기 위해 여러 방들을 거쳐 최종 목적지에 도달하여 탈출하는것이 게임의 일반적인 사이클</text:p>
      <text:p text:style-name="P4"/>
      <text:p text:style-name="P4">던전에서 플레이어는 기본적으로 영구적인 보상과 던전안에서만 유지되거나 소모하는 버프(임시 명칭)를 획득함</text:p>
      <text:p text:style-name="P4"/>
      <text:p text:style-name="P4">영구적인 보상은 재화나 무기, 장비들로 이루어져 있으며 플레이어 자체의 성장에 관여하며 창고에 저장하는 방식이며 임무를 통해 추가적인 보상을 얻을수도 있음</text:p>
      <text:p text:style-name="P4"/>
      <text:p text:style-name="P4">버프의 경우 게임의 난이도를 낮추고 플레이어가 매 던전 입장마다 다른 경험을 할수 있도록 유도</text:p>
      <text:p text:style-name="P4"/>
      <text:p text:style-name="P4">다른 익스트랙션, 로그라이트 게임만큼 사망 페널티가 크지는 않음</text:p>
      <text:p text:style-name="P4"/>
      <text:p text:style-name="P6">사망시 기본적으로 인벤토리의 아이템은 모두 떨구게 되지만 </text:p>
      <text:p text:style-name="P6">장착하고 있던 장비는 떨구지는 않고 대신 내구도가 감소하며 마을에서 재화로 회복시켜야 함</text:p>
      <text:p text:style-name="P6"/>
      <text:p text:style-name="P6">떨군 인벤토리의 아이템은 특별 이벤트로 획득하거나 마을에서 재구매하는 방식으로 복구시킬수 있음</text:p>
      <text:p text:style-name="P4"/>
      <text:p text:style-name="P8">2.시스템 요소</text:p>
      <text:p text:style-name="P12">* 입력 및 작용</text:p>
      <text:p text:style-name="P16">플레이어는 1인칭 시점으로 플레이하게 됨</text:p>
      <text:p text:style-name="P16">입력키 목록</text:p>
      <text:p text:style-name="P16"/>
      <text:p text:style-name="P16">- WASD 이동 방향키</text:p>
      <text:p text:style-name="P16">- 마우스 시점 회전</text:p>
      <text:p text:style-name="P16">- 마우스 1 공격</text:p>
      <text:p text:style-name="P16">- 마우스 2 방어/회피</text:p>
      <text:p text:style-name="P16">- Shift 달리기 전환</text:p>
      <text:p text:style-name="P16">- Ctrl 앉기</text:p>
      <text:p text:style-name="P16"><text:soft-page-break/>- Space 도약</text:p>
      <text:p text:style-name="P16">- F 상호작용 (아이템 줍기, NPC 대화 등)</text:p>
      <text:p text:style-name="P16">- <text:span text:style-name="T5">E/마우스 4 특수 공격</text:span></text:p>
      <text:p text:style-name="P16">- <text:span text:style-name="T5">Esc/Tab 메뉴창 전환</text:span></text:p>
      <text:p text:style-name="P16">- <text:span text:style-name="T5">I 인벤토리 전환</text:span></text:p>
      <text:p text:style-name="P16">- <text:span text:style-name="T5">M 지도 전환</text:span></text:p>
      <text:p text:style-name="P16"/>
      <text:p text:style-name="P16"/>
      <text:p text:style-name="P16">움직임이 너무 가벼우면 안됨</text:p>
      <text:p text:style-name="P16">사실감을 추구하는 게임 수준으로 무거우면 안되지만 약간은 무게감이 느껴지는 수준까지 회전이나 반응에 지연이 있어야 함</text:p>
      <text:p text:style-name="P16"/>
      <text:p text:style-name="P16"/>
      <text:p text:style-name="P16"/>
      <text:p text:style-name="P18">* 데이터 처리</text:p>
      <text:p text:style-name="P5"><text:s/>아이템 – 구조체 방식으로 구현</text:p>
      <text:p text:style-name="P5"><text:s/>인벤토리 – 아이템 구조체의 배열 방식</text:p>
      <text:p text:style-name="P5"><text:s/>저장 정보및 방식 → 자동으로 저장되어야 하지만 시점은 제각각</text:p>
      <text:p text:style-name="P5"/>
      <text:p text:style-name="P22">게임 저장 시점</text:p>
      <text:p text:style-name="P22">1. 아이템 구매/판매 </text:p>
      <text:p text:style-name="P22">2. 방 입장/클리어</text:p>
      <text:p text:style-name="P22">3. 던전 입장/클리어, 마을 진입</text:p>
      <text:p text:style-name="P22">4. 플레이어 상태 변화(마을에서:능력치 변화, 던전에서: 사망후 귀환시)</text:p>
      <text:p text:style-name="P22"/>
      <text:p text:style-name="P23">저장 정보 → 플레이어 상태, 창고 및 인벤토리<text:span text:style-name="T6">+던전에서 획득한 아이템과 </text:span>버프</text:p>
      <text:p text:style-name="P23">현재 진행중인 던전 진행도, 마을 상태<text:span text:style-name="T7">(NPC가 판매하고 있는 아이템 목록이나 임무 진행도)</text:span></text:p>
      <text:p text:style-name="P23"/>
      <text:p text:style-name="P22"/>
      <text:p text:style-name="P19">* 물리 시스템</text:p>
      <text:p text:style-name="P7">일반적인 언리얼 엔진 물리 시스템 차용</text:p>
      <text:p text:style-name="P7">추가적인 요소 필요하면 에셋 활용하기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text:span text:style-name="T8">3</text:span>.액터</text:p>
      <text:p text:style-name="P13">* 캐릭터</text:p>
      <text:p text:style-name="P26">- 모델/애니메이션/사운드 ← 일단은 에셋 활용</text:p>
      <text:p text:style-name="P24">플레이어가 커스터마이징 가능하게 만들고 싶지만 현재 시간이나 개발 능력을 고려했을때 우선 사항이 아님</text:p>
      <text:p text:style-name="P24"/>
      <text:p text:style-name="P20">* 플레이어블 캐릭터 <text:s/>핵심 구성요소</text:p>
      <text:p text:style-name="P25">플레이어블 캐릭터 자체는 별다른 특이 점 없음</text:p>
      <text:p text:style-name="P25">체력, 마력, 지구력이 존재하며 체력이 <text:span text:style-name="T9">0이되면 사망 판정</text:span></text:p>
      <text:p text:style-name="P25">마력은 일부 무기나 마법을 사용할때, 지구력은 대부분의 무기와 달리기, 막기, 회피시 소모</text:p>
      <text:p text:style-name="P25"/>
      <text:p text:style-name="P27">- 인벤토리</text:p>
      <text:p text:style-name="P36">에셋 활용 → 제한된 아이템 칸, 들 수 있는 아이템 숫자 적게</text:p>
      <text:p text:style-name="P36">인벤토리가 꽉 찼는지 여부를 무게와 공간 둘다 사용해야 함</text:p>
      <text:p text:style-name="P36">드래그나 장비 착용방식은 향후 지정하는 에셋에 맞게</text:p>
      <text:p text:style-name="P36"/>
      <text:p text:style-name="P28">- 플레이어 장비칸</text:p>
      <text:p text:style-name="P37">무기, 방어구, 투구, 장신구 <text:span text:style-name="T10">4가지로 분류 </text:span><text:span text:style-name="T16">(무기는 칸 </text:span><text:span text:style-name="T17">2개 착용</text:span><text:span text:style-name="T16">)</text:span></text:p>
      <text:p text:style-name="P37">무기 → 플레이어의 기본적인 공격 방식 결정</text:p>
      <text:p text:style-name="P37">방어구, 투구 → 능력치 보조<text:span text:style-name="T11">(힘민지 같은 비직관적인 능력치 구조가 아닌 체력, 공격력, 방어력같은 직관적인 구조만 결정함)</text:span></text:p>
      <text:p text:style-name="P37">장신구 → 공격 속성, 플레이 스타일 결정</text:p>
      <text:p text:style-name="P37"/>
      <text:p text:style-name="P28">- 플레이어 능력치</text:p>
      <text:p text:style-name="P37">능력치는 연산치가 아닌 직관적으로 적용하는 능력치만 존재함 → 다만 실제 적용은 연산이 필요한 경우도 있음</text:p>
      <text:p text:style-name="P45">1. 체력 → 플레이어 체력 0 되면 사망</text:p>
      <text:p text:style-name="P45">2. 지구력/마나 → 공격이나 행동시 소모하는 자원 → 무기나 장비의 무게에 따라 소모되는 지구력 결정, 마나는 고정치만 소모</text:p>
      <text:p text:style-name="P45"><text:span text:style-name="T15">3</text:span>. 공격력 → 주는 피해 → 무기의 공격력에 더 함</text:p>
      <text:p text:style-name="P45"><text:span text:style-name="T15">4</text:span>. 공격 속도 → 플레이어의 공격속도 → 무기의 무게를 곱함</text:p>
      <text:p text:style-name="P46"><text:span text:style-name="T15">5</text:span>. 방어력 → 받는 피해 감소 → 플레이어 기본 방어력은 무조건 0이며 버프나 장비로만 획득</text:p>
      <text:p text:style-name="P46"/>
      <text:p text:style-name="P29">- 행동</text:p>
      <text:p text:style-name="P47"><text:span text:style-name="T12">1</text:span>.공격 → 기본적인 공격 방식 - <text:span text:style-name="T13">1번키를 눌러 사용하며 마우스로 조준</text:span></text:p>
      <text:p text:style-name="P49">2.특수 공격 → 특수 공격 방식 – 데미지를 더 주거나 사거리가 길거나 등등 추가 효과가 무기 마다 다르고 자원 소모가 높음</text:p>
      <text:p text:style-name="P48">3.회피/방어 → 장비에 따라 다르게 작동 공통적으로 지구력을 소모하고 타이밍을 맞춰야 하며 공격을 피하거나 막음</text:p>
      <text:p text:style-name="P48">방어는 패링 타이밍이 짧지만 상대의 지구력을 깎음</text:p>
      <text:p text:style-name="P48">회피의 경우 타이밍이 길지만 추가 효과 <text:span text:style-name="T14">X</text:span></text:p>
      <text:p text:style-name="P38"><text:span text:style-name="T4"/></text:p>
      <text:p text:style-name="P38"><text:span text:style-name="T4"/></text:p>
      <text:p text:style-name="P38"><text:span text:style-name="T4"/></text:p>
      <text:p text:style-name="P38"><text:span text:style-name="T4"/></text:p>
      <text:p text:style-name="P38"><text:span text:style-name="T4"/></text:p>
      <text:p text:style-name="P38"><text:span text:style-name="T4"/></text:p>
      <text:p text:style-name="P38"><text:span text:style-name="T4"/></text:p>
      <text:p text:style-name="P15"><text:soft-page-break/>* <text:span text:style-name="T23">NPC</text:span></text:p>
      <text:p text:style-name="P33">- <text:span text:style-name="T24">NPC 구성요소</text:span></text:p>
      <text:p text:style-name="P42">이름, <text:span text:style-name="T24">NPC ID, 특징, AI 정보, 레퍼런스 </text:span><text:span text:style-name="T25">ID, 관계도, 성향</text:span></text:p>
      <text:p text:style-name="P42"/>
      <text:p text:style-name="P34">- <text:span text:style-name="T25">NPC ID/레퍼런스 ID</text:span></text:p>
      <text:p text:style-name="P43"><text:span text:style-name="T24">NPC ID: 원본 </text:span><text:span text:style-name="T25">NPC ID 데이터 상에서의 정보 </text:span></text:p>
      <text:p text:style-name="P43">같은 <text:span text:style-name="T25">NPC면 공유 해야함</text:span></text:p>
      <text:p text:style-name="P43"/>
      <text:p text:style-name="P43">레퍼런스 <text:span text:style-name="T26">ID: 원본 ID를 부모나 기반으로 두고 필드에 실제로 생성된 NPC</text:span></text:p>
      <text:p text:style-name="P33"/>
      <text:p text:style-name="P35">- 관계도</text:p>
      <text:p text:style-name="P44">플레이어와의 상태 구분</text:p>
      <text:p text:style-name="P52">0~50: 적대적 – 던전에서 등장하는 일반적인 적, 플레이어와 조우시 공격함</text:p>
      <text:p text:style-name="P52">50~100:중립 – 상호작용이 가능한 최소한의 상태 NPC의 처음 상태</text:p>
      <text:p text:style-name="P52">100~150:우호 – 아이템 할인이나 추가 상호작용 해금</text:p>
      <text:p text:style-name="P52"/>
      <text:p text:style-name="P52">마을의 <text:span text:style-name="T27">NPC는 </text:span>플레이어와 거래를 하거나 임무를 완수하면 관계도가 올라감</text:p>
      <text:p text:style-name="P52"><text:span text:style-name="T28">NPC가 관계도에 따라 특수 아이템을 판매하거나 할인을 해줌</text:span></text:p>
      <text:p text:style-name="P52"/>
      <text:p text:style-name="P52">던전에서 만나는 <text:span text:style-name="T29">NPC는 관계도 고정</text:span></text:p>
      <text:p text:style-name="P33"/>
      <text:p text:style-name="P33">- <text:span text:style-name="T23">AI 시스템</text:span></text:p>
      <text:p text:style-name="P42">길찾기 시스템 → 에셋 활용</text:p>
      <text:p text:style-name="P42"/>
      <text:p text:style-name="P53">적 종류 별로 설정</text:p>
      <text:p text:style-name="P53"/>
      <text:p text:style-name="P56">공격과 방어/회피, 그리고 플레이어와 거리벌리기 세가지 변수로 확률을 설정하고 </text:p>
      <text:p text:style-name="P56">확률에 따라 수행</text:p>
      <text:p text:style-name="P53"/>
      <text:p text:style-name="P53">공격:자신이나 플레이어의 체력에 관계없이 무조건 근접 공격만 함</text:p>
      <text:p text:style-name="P53">유연:체력이 낮아질수록 방어와 회피의 확률이 올라감</text:p>
      <text:p text:style-name="P55">소극:방어나 회피의 확률이 높음</text:p>
      <text:p text:style-name="P54">회피:되도록 플레이어와 거리를 벌리며 원거리나 마법 공격 수행</text:p>
      <text:p text:style-name="P37"/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37"><text:span text:style-name="T4"/></text:p>
      <text:p text:style-name="P14">* 아이템</text:p>
      <text:p text:style-name="P30">- 아이템 구조체</text:p>
      <text:p text:style-name="P39">이름, 타입, 아이템 <text:span text:style-name="T18">ID, 무게, 가격, 수량 ← 다만 나중에 인벤토리 구조에 따라 수정</text:span></text:p>
      <text:p text:style-name="P39"/>
      <text:p text:style-name="P31">- 타입</text:p>
      <text:p text:style-name="P40"><text:span text:style-name="T19">1.</text:span>무기/방어구/장신구/헬멧: 장비칸에 설명</text:p>
      <text:p text:style-name="P50">2.화폐(재화):기본적인 돈의 역할을 하는 금 뿐만 아니라 추가적인 역할이나 교환등(특정 장비 수리)</text:p>
      <text:p text:style-name="P50">3.기타:판매 혹은 임무용</text:p>
      <text:p text:style-name="P51">4.책:읽을수 있는 아이템</text:p>
      <text:p text:style-name="P51"/>
      <text:p text:style-name="P32">- 아이템 <text:s/><text:span text:style-name="T20">ID</text:span></text:p>
      <text:p text:style-name="P41"><text:soft-page-break/>아이템을 특정하는 <text:span text:style-name="T20">ID</text:span></text:p>
      <text:p text:style-name="P41">이름 기준이 아니라 이 <text:span text:style-name="T20">ID로 아이템을 구분해야함</text:span></text:p>
      <text:p text:style-name="P41"/>
      <text:p text:style-name="P41"/>
      <text:p text:style-name="P10"><text:span text:style-name="T21">4</text:span>. <text:span text:style-name="T21">UI UX</text:span></text:p>
      <text:p text:style-name="P10"/>
      <text:p text:style-name="P10"/>
      <text:p text:style-name="P11"><text:span text:style-name="T22">5</text:span>. 레벨 디자인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12pt" fo:language="en" fo:country="US" style:letter-kerning="true" style:font-name-asian="맑은 고딕" style:font-size-asian="10.5pt" style:language-asian="ko" style:country-asian="KR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바탕" fo:font-size="12pt" fo:language="en" fo:country="US" style:letter-kerning="true" style:font-name-asian="맑은 고딕" style:font-size-asian="10.5pt" style:language-asian="ko" style:country-asian="KR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5T21:16:24.919000000</meta:creation-date>
    <dc:date>2025-03-05T23:01:58.042000000</dc:date>
    <meta:editing-duration>PT1H20M50S</meta:editing-duration>
    <meta:editing-cycles>104</meta:editing-cycles>
    <meta:generator>LibreOffice/7.3.2.2$Windows_X86_64 LibreOffice_project/49f2b1bff42cfccbd8f788c8dc32c1c309559be0</meta:generator>
    <meta:document-statistic meta:table-count="0" meta:image-count="0" meta:object-count="0" meta:page-count="6" meta:paragraph-count="134" meta:word-count="2506" meta:character-count="3417" meta:non-whitespace-character-count="2637"/>
  </office:meta>
</office:document-meta>
</file>